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5mm"/>
    </style:style>
    <style:style style:name="ro1" style:family="table-row">
      <style:table-row-properties style:row-height="17.6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34.75mm" fo:break-before="auto" style:use-optimal-row-height="true"/>
    </style:style>
    <style:style style:name="ro4" style:family="table-row">
      <style:table-row-properties style:row-height="38.17mm" fo:break-before="auto" style:use-optimal-row-height="true"/>
    </style:style>
    <style:style style:name="ro5" style:family="table-row">
      <style:table-row-properties style:row-height="31.3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78mm" fo:break-before="auto" style:use-optimal-row-height="true"/>
    </style:style>
    <style:style style:name="ro8" style:family="table-row">
      <style:table-row-properties style:row-height="48.44mm" fo:break-before="auto" style:use-optimal-row-height="tru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21.06mm" fo:break-before="auto" style:use-optimal-row-height="true"/>
    </style:style>
    <style:style style:name="ro11" style:family="table-row">
      <style:table-row-properties style:row-height="24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a xlink:href="https://en.dict.naver.com/#/entry/enko/6eefbd02c7c54f5eb05220b0b90079fa" xlink:type="simple">ter·rify</text:a> </text:p>
          </table:table-cell>
          <table:table-cell table:style-name="ce1" office:value-type="string" calcext:value-type="string">
            <text:p>[ˈterɪfaɪ] </text:p>
          </table:table-cell>
          <table:table-cell office:value-type="string" calcext:value-type="string">
            <text:p>:</text:p>
          </table:table-cell>
          <table:table-cell office:value-type="string" office:string-value="1.동사 (몹시) 무섭게[겁먹게] 하다&#10;Flying terrifies her.&#10;&#10;비행기를 타는 것은 그녀를 무섭게 한다[비행기를 타는 것이 그녀는 무섭다].&#10;" calcext:value-type="string">
            <text:p>1.동사 (몹시) 무섭게[겁먹게] 하다</text:p>
            <text:p>Flying terrifies her.</text:p>
            <text:p/>
            <text:p>비행기를 타는 것은 그녀를 무섭게 한다[비행기를 타는 것이 그녀는 무섭다].</text:p>
            <text:p/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371c2c90ad0f4cc0b8e86fc963b9dd6e" xlink:type="simple">red-hand·ed</text:a> </text:p>
          </table:table-cell>
          <table:table-cell table:style-name="ce1" office:value-type="string" calcext:value-type="string">
            <text:p>[-hǽndid] </text:p>
          </table:table-cell>
          <table:table-cell office:value-type="string" calcext:value-type="string">
            <text:p>:</text:p>
          </table:table-cell>
          <table:table-cell office:value-type="string" office:string-value="1.형용사 손이 빨간; 손이 피투성이의&#10;2.형용사 현행범의" calcext:value-type="string">
            <text:p>1.형용사 손이 빨간; 손이 피투성이의</text:p>
            <text:p>2.형용사 현행범의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cfc863af88d5490782095b676dbbb670" xlink:type="simple">chill</text:a> </text:p>
          </table:table-cell>
          <table:table-cell table:style-name="ce1" office:value-type="string" calcext:value-type="string">
            <text:p>[tʃɪl] </text:p>
          </table:table-cell>
          <table:table-cell office:value-type="string" calcext:value-type="string">
            <text:p>:</text:p>
          </table:table-cell>
          <table:table-cell office:value-type="string" office:string-value="1.명사 냉기, 한기&#10;There’s a chill in the air this morning.&#10;&#10;오늘 아침에는 공기가 차다.&#10;&#10;2.명사 오한&#10;3.명사 오싹한 느낌&#10;a chill of fear/apprehension&#10;&#10;두려움/불안감에 오싹해지는 기분" calcext:value-type="string">
            <text:p>1.명사 냉기, 한기</text:p>
            <text:p>There’s a chill in the air this morning.</text:p>
            <text:p/>
            <text:p>오늘 아침에는 공기가 차다.</text:p>
            <text:p/>
            <text:p>2.명사 오한</text:p>
            <text:p>3.명사 오싹한 느낌</text:p>
            <text:p>a chill of fear/apprehension</text:p>
            <text:p/>
            <text:p>두려움/불안감에 오싹해지는 기분</text:p>
          </table:table-cell>
          <table:table-cell/>
          <table:table-cell table:style-name="ce1" table:number-columns-repeated="2"/>
        </table:table-row>
        <table:table-row table:style-name="ro4">
          <table:table-cell office:value-type="string" calcext:value-type="string">
            <text:p><text:a xlink:href="https://en.dict.naver.com/#/entry/enko/ec2a96a50fd84787a876b784e043b07c" xlink:type="simple">whine</text:a> </text:p>
          </table:table-cell>
          <table:table-cell table:style-name="ce1" office:value-type="string" calcext:value-type="string">
            <text:p>[waɪn] </text:p>
          </table:table-cell>
          <table:table-cell office:value-type="string" calcext:value-type="string">
            <text:p>:</text:p>
          </table:table-cell>
          <table:table-cell office:value-type="string" office:string-value="1.동사 징징[칭얼]거리다, 우는 소리를 하다&#10;Stop whining&#10;&#10;그만 징징거려&#10;&#10;2.동사 낑낑[끙끙]거리다&#10;The dog whined and scratched at the door.&#10;&#10;개가 낑낑거리며 문을 긁었다.&#10;&#10;3.동사 끼익끽 하는 소리를 내다" calcext:value-type="string">
            <text:p>1.동사 징징[칭얼]거리다, 우는 소리를 하다</text:p>
            <text:p>Stop whining</text:p>
            <text:p/>
            <text:p>그만 징징거려</text:p>
            <text:p/>
            <text:p>2.동사 낑낑[끙끙]거리다</text:p>
            <text:p>The dog whined and scratched at the door.</text:p>
            <text:p/>
            <text:p>개가 낑낑거리며 문을 긁었다.</text:p>
            <text:p/>
            <text:p>3.동사 끼익끽 하는 소리를 내다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7070c69ac2e5452a8b1f2e451b5650bb" xlink:type="simple">whip[lick]…into shap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…을 정상화하다&#10;A carpenter can lick a broken chair into shape.&#10;&#10;목수는 부러진 의자를 온전한 것으로 만들 수 있다.&#10;&#10;2.사람으로 만들어 놓다&#10;A doctor whipped him into shape.&#10;&#10;의사는 그를 사람으로 만들어 놓았다." calcext:value-type="string">
            <text:p>1.…을 정상화하다</text:p>
            <text:p>A carpenter can lick a broken chair into shape.</text:p>
            <text:p/>
            <text:p>목수는 부러진 의자를 온전한 것으로 만들 수 있다.</text:p>
            <text:p/>
            <text:p>2.사람으로 만들어 놓다</text:p>
            <text:p>A doctor whipped him into shape.</text:p>
            <text:p/>
            <text:p>의사는 그를 사람으로 만들어 놓았다.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e3d12dc93cb74c0db36541eaf70cf80a" xlink:type="simple">|make |up (with somebody)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(~와) 화해하다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905c7696e9ae4d16afc5c6af7db222cc" xlink:type="simple">|wind somebody⇄|up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~를 약올리다</text:p>
          </table:table-cell>
          <table:table-cell/>
          <table:table-cell table:style-name="ce1"/>
          <table:table-cell/>
        </table:table-row>
        <table:table-row table:style-name="ro5">
          <table:table-cell office:value-type="string" calcext:value-type="string">
            <text:p><text:a xlink:href="https://en.dict.naver.com/#/entry/enko/1a18e967b946437ca221306bfbceac3a" xlink:type="simple">grin</text:a> </text:p>
          </table:table-cell>
          <table:table-cell table:style-name="ce1" office:value-type="string" calcext:value-type="string">
            <text:p>[ɡrɪn] </text:p>
          </table:table-cell>
          <table:table-cell office:value-type="string" calcext:value-type="string">
            <text:p>:</text:p>
          </table:table-cell>
          <table:table-cell office:value-type="string" office:string-value="1.동사 (소리 없이) 활짝[크게] 웃다&#10;She grinned amiably at us.&#10;&#10;그녀가 우리를 보고 다정하게 활짝 웃었다.&#10;&#10;2.명사 (소리 없이) 활짝[크게] 웃음&#10;She gave a broad grin.&#10;&#10;그녀가 크게 활짝 웃어 보였다." calcext:value-type="string">
            <text:p>1.동사 (소리 없이) 활짝[크게] 웃다</text:p>
            <text:p>She grinned amiably at us.</text:p>
            <text:p/>
            <text:p>그녀가 우리를 보고 다정하게 활짝 웃었다.</text:p>
            <text:p/>
            <text:p>2.명사 (소리 없이) 활짝[크게] 웃음</text:p>
            <text:p>She gave a broad grin.</text:p>
            <text:p/>
            <text:p>그녀가 크게 활짝 웃어 보였다.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6216644f808d4b55b4cc08ade8ca06f4" xlink:type="simple">fool</text:a> </text:p>
          </table:table-cell>
          <table:table-cell office:value-type="string" calcext:value-type="string">
            <text:p>[fuːl]</text:p>
          </table:table-cell>
          <table:table-cell office:value-type="string" calcext:value-type="string">
            <text:p>:</text:p>
          </table:table-cell>
          <table:table-cell office:value-type="string" office:string-value="1.명사 바보&#10;Don’t be such a fool&#10;&#10;그렇게 바보같이 굴지 마&#10;&#10;2.명사 (과거 왕이 고용하던) 어릿광대&#10;3.명사 풀(과일을 삶아 으깬 것에 크림이나 커스터드(custard)를 섞어 차게 먹는 디저트)&#10;rhubarb fool&#10;&#10;대황 풀" calcext:value-type="string">
            <text:p>1.명사 바보</text:p>
            <text:p>Don’t be such a fool</text:p>
            <text:p/>
            <text:p>그렇게 바보같이 굴지 마</text:p>
            <text:p/>
            <text:p>2.명사 (과거 왕이 고용하던) 어릿광대</text:p>
            <text:p>3.명사 풀(과일을 삶아 으깬 것에 크림이나 커스터드(custard)를 섞어 차게 먹는 디저트)</text:p>
            <text:p>rhubarb fool</text:p>
            <text:p/>
            <text:p>대황 풀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dict.naver.com/#/entry/enko/8304df908a7c47c49b39e00e5e3310ab" xlink:type="simple">|fairy tal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명사 동화&#10;2.명사 꾸며낸 이야기, 거짓말&#10;Now tell me the truth: I don’t want any more of your fairy stories.&#10;&#10;자 이제 진실을 말해 봐. 더 이상 네가 꾸며낸 얘긴 듣고 싶지 않아." calcext:value-type="string">
            <text:p>1.명사 동화</text:p>
            <text:p>2.명사 꾸며낸 이야기, 거짓말</text:p>
            <text:p>Now tell me the truth: I don’t want any more of your fairy stories.</text:p>
            <text:p/>
            <text:p>자 이제 진실을 말해 봐. 더 이상 네가 꾸며낸 얘긴 듣고 싶지 않아.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be |onto something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(대단한 것을) 발견해[이뤄] 낼 가능성이 있다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What are you getting at?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결국 자네는 무슨 말을 하고자 하는 건가?</text:p>
          </table:table-cell>
          <table:table-cell table:number-columns-repeated="3"/>
        </table:table-row>
        <table:table-row table:style-name="ro7">
          <table:table-cell table:style-name="Default" office:value-type="string" calcext:value-type="string">
            <text:p>get at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…에 도달하다, 닿다&#10;2.…을 잡다, 수중에 넣다&#10;3.[일]에 착수하다, 시작하다" calcext:value-type="string">
            <text:p>1.…에 도달하다, 닿다</text:p>
            <text:p>2.…을 잡다, 수중에 넣다</text:p>
            <text:p>3.[일]에 착수하다, 시작하다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weary</text:p>
          </table:table-cell>
          <table:table-cell table:style-name="ce1" office:value-type="string" calcext:value-type="string">
            <text:p>[ˈwɪri] </text:p>
          </table:table-cell>
          <table:table-cell office:value-type="string" calcext:value-type="string">
            <text:p>:</text:p>
          </table:table-cell>
          <table:table-cell office:value-type="string" office:string-value="1.형용사 (몹시) 지친, 피곤한&#10;a weary traveller&#10;&#10;지친 여행자&#10;&#10;2.형용사 지치게[피곤하게] 하는&#10;a weary journey&#10;&#10;피곤한 여정&#10;&#10;3.형용사 ~에 싫증난&#10;Students soon grow weary of listening to a parade of historical facts.&#10;&#10;학생들은 이어지는 역사적 사실들을 듣는 것에 금방 싫증을 낸다." calcext:value-type="string">
            <text:p>1.형용사 (몹시) 지친, 피곤한</text:p>
            <text:p>a weary traveller</text:p>
            <text:p/>
            <text:p>지친 여행자</text:p>
            <text:p/>
            <text:p>2.형용사 지치게[피곤하게] 하는</text:p>
            <text:p>a weary journey</text:p>
            <text:p/>
            <text:p>피곤한 여정</text:p>
            <text:p/>
            <text:p>3.형용사 ~에 싫증난</text:p>
            <text:p>Students soon grow weary of listening to a parade of historical facts.</text:p>
            <text:p/>
            <text:p>학생들은 이어지는 역사적 사실들을 듣는 것에 금방 싫증을 낸다.</text:p>
          </table:table-cell>
          <table:table-cell table:number-columns-repeated="2"/>
          <table:table-cell table:style-name="ce1"/>
        </table:table-row>
        <table:table-row table:style-name="ro5">
          <table:table-cell table:style-name="Default" office:value-type="string" calcext:value-type="string">
            <text:p>re·peti·tive</text:p>
          </table:table-cell>
          <table:table-cell office:value-type="string" calcext:value-type="string">
            <text:p>[rɪˈpetətɪv]</text:p>
          </table:table-cell>
          <table:table-cell office:value-type="string" calcext:value-type="string">
            <text:p>:</text:p>
          </table:table-cell>
          <table:table-cell office:value-type="string" office:string-value="1.형용사 (지루할·단조로운 정도로) 반복적인&#10;a repetitive task.&#10;&#10;반복적인 작업&#10;&#10;2.형용사 (계속) 반복되는&#10;a repetitive pattern of behaviour&#10;&#10;반복되는 행동 양식" calcext:value-type="string">
            <text:p>1.형용사 (지루할·단조로운 정도로) 반복적인</text:p>
            <text:p>a repetitive task.</text:p>
            <text:p/>
            <text:p>반복적인 작업</text:p>
            <text:p/>
            <text:p>2.형용사 (계속) 반복되는</text:p>
            <text:p>a repetitive pattern of behaviour</text:p>
            <text:p/>
            <text:p>반복되는 행동 양식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51f9f881172641e6b6289c22d4166f32" xlink:type="simple">mon·ot·on·ous</text:a> </text:p>
          </table:table-cell>
          <table:table-cell table:style-name="ce1" office:value-type="string" calcext:value-type="string">
            <text:p>[mə|nɑːtənəs] </text:p>
          </table:table-cell>
          <table:table-cell office:value-type="string" calcext:value-type="string">
            <text:p>:</text:p>
          </table:table-cell>
          <table:table-cell office:value-type="string" office:string-value="1.형용사 (지루할 정도로) 단조로운[변함없는]&#10;a monotonous voice/diet/routine&#10;&#10;단조로운 목소리/식사/변함없는 틀[일상]" calcext:value-type="string">
            <text:p>1.형용사 (지루할 정도로) 단조로운[변함없는]</text:p>
            <text:p>a monotonous voice/diet/routine</text:p>
            <text:p/>
            <text:p>단조로운 목소리/식사/변함없는 틀[일상]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5da7b0f8c6d542848933ec148a51acb5" xlink:type="simple">wealthy</text:a> </text:p>
          </table:table-cell>
          <table:table-cell table:style-name="ce1" office:value-type="string" calcext:value-type="string">
            <text:p>[ˈwelθi] </text:p>
          </table:table-cell>
          <table:table-cell office:value-type="string" calcext:value-type="string">
            <text:p>:</text:p>
          </table:table-cell>
          <table:table-cell office:value-type="string" office:string-value="1.형용사 부유한, 재산이 많은&#10;a wealthy nation&#10;&#10;부유한 나라[부국(富國)]&#10;&#10;2.형용사 부자들" calcext:value-type="string">
            <text:p>1.형용사 부유한, 재산이 많은</text:p>
            <text:p>a wealthy nation</text:p>
            <text:p/>
            <text:p>부유한 나라[부국(富國)]</text:p>
            <text:p/>
            <text:p>2.형용사 부자들</text:p>
          </table:table-cell>
          <table:table-cell/>
          <table:table-cell table:style-name="ce1" table:number-columns-repeated="2"/>
        </table:table-row>
        <table:table-row table:style-name="ro4">
          <table:table-cell office:value-type="string" calcext:value-type="string">
            <text:p><text:a xlink:href="https://en.dict.naver.com/#/entry/enko/14bda3ad05cf4e4c8b2550fc88c3b3aa" xlink:type="simple">trump</text:a> </text:p>
          </table:table-cell>
          <table:table-cell table:style-name="ce1" office:value-type="string" calcext:value-type="string">
            <text:p>[trʌmp] </text:p>
          </table:table-cell>
          <table:table-cell office:value-type="string" calcext:value-type="string">
            <text:p>:</text:p>
          </table:table-cell>
          <table:table-cell office:value-type="string" office:string-value="1.명사 (일부 카드놀이에서) 으뜸패&#10;I played a trump and won the trick.&#10;&#10;나는 으뜸패를 내어 그 판을 이겼다.&#10;&#10;2.명사 (일부 카드놀이에서 한 벌의) 으뜸패&#10;What’s trumps?&#10;&#10;으뜸패는 뭐지?&#10;&#10;3.동사 으뜸패를 내다" calcext:value-type="string">
            <text:p>1.명사 (일부 카드놀이에서) 으뜸패</text:p>
            <text:p>I played a trump and won the trick.</text:p>
            <text:p/>
            <text:p>나는 으뜸패를 내어 그 판을 이겼다.</text:p>
            <text:p/>
            <text:p>2.명사 (일부 카드놀이에서 한 벌의) 으뜸패</text:p>
            <text:p>What’s trumps?</text:p>
            <text:p/>
            <text:p>으뜸패는 뭐지?</text:p>
            <text:p/>
            <text:p>3.동사 으뜸패를 내다</text:p>
          </table:table-cell>
          <table:table-cell/>
          <table:table-cell table:style-name="ce1" table:number-columns-repeated="2"/>
        </table:table-row>
        <table:table-row table:style-name="ro6">
          <table:table-cell table:style-name="Default" office:value-type="string" calcext:value-type="string">
            <text:p>I brought a friend along today.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오늘 친구를 한 명 함께 데려왔어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7f1e4469b7ab4140bccddf74a503bdfa" xlink:type="simple">perk</text:a> </text:p>
          </table:table-cell>
          <table:table-cell table:style-name="ce1" office:value-type="string" calcext:value-type="string">
            <text:p>[pə́ːrk] </text:p>
          </table:table-cell>
          <table:table-cell office:value-type="string" calcext:value-type="string">
            <text:p>:</text:p>
          </table:table-cell>
          <table:table-cell office:value-type="string" office:string-value="1.자동사 &lt;귀·꼬리 등이&gt; 쫑긋 서다 ((up)); 목에 힘을 주다; 젠체하다, 뽐내다, 으스대다; 목에 힘을 주다&#10;He perks over his neighbors.&#10;&#10;그는 이웃 사람들에게 으스댄다.&#10;&#10;2.자동사 (앓고 난 후에) 기운을 회복하다, 생기가 나다, 활발해지다&#10;You'll soon perk up.&#10;&#10;곧 기운을 되찾을 거야.&#10;&#10;3.타동사 멋부려 차려입다 ((out, up))" calcext:value-type="string">
            <text:p>1.자동사 &lt;귀·꼬리 등이&gt; 쫑긋 서다 ((up)); 목에 힘을 주다; 젠체하다, 뽐내다, 으스대다; 목에 힘을 주다</text:p>
            <text:p>He perks over his neighbors.</text:p>
            <text:p/>
            <text:p>그는 이웃 사람들에게 으스댄다.</text:p>
            <text:p/>
            <text:p>2.자동사 (앓고 난 후에) 기운을 회복하다, 생기가 나다, 활발해지다</text:p>
            <text:p>You'll soon perk up.</text:p>
            <text:p/>
            <text:p>곧 기운을 되찾을 거야.</text:p>
            <text:p/>
            <text:p>3.타동사 멋부려 차려입다 ((out, up))</text:p>
          </table:table-cell>
          <table:table-cell/>
          <table:table-cell table:style-name="ce1" table:number-columns-repeated="2"/>
        </table:table-row>
        <table:table-row table:style-name="ro5">
          <table:table-cell table:style-name="Default" office:value-type="string" calcext:value-type="string">
            <text:p>argh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감탄사 앗, 으악((좌절, 성가심, 고통, 혼란 등을 나타낼 때 사용하는 감탄사))&#10;I spent 2 hours writing my report. Argh I didn't save it.&#10;&#10;보고서를 2 시간이나 썼다. 앗 저장을 안 했네.&#10;&#10;2.감탄사 헉, 으악((치명상을 입고 죽기 직전에 외치는 외마디 비명))&#10;ARGH After giving a cry, he was suffering and lying at death's door.&#10;&#10;으악 외마디 비명을 외친 후, 그는 고통을 받으며 죽어가고 있었다." calcext:value-type="string">
            <text:p>1.감탄사 앗, 으악((좌절, 성가심, 고통, 혼란 등을 나타낼 때 사용하는 감탄사))</text:p>
            <text:p>I spent 2 hours writing my report. Argh I didn't save it.</text:p>
            <text:p/>
            <text:p>보고서를 2 시간이나 썼다. 앗 저장을 안 했네.</text:p>
            <text:p/>
            <text:p>2.감탄사 헉, 으악((치명상을 입고 죽기 직전에 외치는 외마디 비명))</text:p>
            <text:p>ARGH After giving a cry, he was suffering and lying at death's door.</text:p>
            <text:p/>
            <text:p>으악 외마디 비명을 외친 후, 그는 고통을 받으며 죽어가고 있었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dash</text:p>
          </table:table-cell>
          <table:table-cell office:value-type="string" calcext:value-type="string">
            <text:p>[dæʃ]</text:p>
          </table:table-cell>
          <table:table-cell office:value-type="string" calcext:value-type="string">
            <text:p>:</text:p>
          </table:table-cell>
          <table:table-cell office:value-type="string" office:string-value="1.명사 황급히[맹렬히] 달려감, 돌진, 질주&#10;When the doors opened, there was a mad dash for seats.&#10;&#10;문이 열리자 (사람들이) 자리를 찾아 미친 듯이 달려갔다.&#10;&#10;2.명사 (…을) 황급히[서둘러] 함&#10;a last-minute dash to buy presents&#10;&#10;마지막 순간에 서둘러 선물들을 사기&#10;&#10;3.명사 (다른 것에 첨가하는) 소량[약간]&#10;Add a dash of lemon juice.&#10;&#10;레몬주스를 약간 넣어라." calcext:value-type="string">
            <text:p>1.명사 황급히[맹렬히] 달려감, 돌진, 질주</text:p>
            <text:p>When the doors opened, there was a mad dash for seats.</text:p>
            <text:p/>
            <text:p>문이 열리자 (사람들이) 자리를 찾아 미친 듯이 달려갔다.</text:p>
            <text:p/>
            <text:p>2.명사 (…을) 황급히[서둘러] 함</text:p>
            <text:p>a last-minute dash to buy presents</text:p>
            <text:p/>
            <text:p>마지막 순간에 서둘러 선물들을 사기</text:p>
            <text:p/>
            <text:p>3.명사 (다른 것에 첨가하는) 소량[약간]</text:p>
            <text:p>Add a dash of lemon juice.</text:p>
            <text:p/>
            <text:p>레몬주스를 약간 넣어라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peek</text:p>
          </table:table-cell>
          <table:table-cell office:value-type="string" calcext:value-type="string">
            <text:p>[piːk]</text:p>
          </table:table-cell>
          <table:table-cell office:value-type="string" calcext:value-type="string">
            <text:p>:</text:p>
          </table:table-cell>
          <table:table-cell office:value-type="string" office:string-value="1.동사 (재빨리) 훔쳐보다&#10;No peeking&#10;&#10;훔쳐보기 없기&#10;&#10;2.동사 살짝[아주 조금] 보이다&#10;Her feet peeked out from the end of the blanket.&#10;&#10;담요 끝자락 밖으로 그녀의 발이 살짝 보였다.&#10;&#10;3.명사&#10;I took a quick peek inside.&#10;&#10;나는 재빨리 안을 훔쳐보았다." calcext:value-type="string">
            <text:p>1.동사 (재빨리) 훔쳐보다</text:p>
            <text:p>No peeking</text:p>
            <text:p/>
            <text:p>훔쳐보기 없기</text:p>
            <text:p/>
            <text:p>2.동사 살짝[아주 조금] 보이다</text:p>
            <text:p>Her feet peeked out from the end of the blanket.</text:p>
            <text:p/>
            <text:p>담요 끝자락 밖으로 그녀의 발이 살짝 보였다.</text:p>
            <text:p/>
            <text:p>3.명사</text:p>
            <text:p>I took a quick peek inside.</text:p>
            <text:p/>
            <text:p>나는 재빨리 안을 훔쳐보았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flinch</text:p>
          </table:table-cell>
          <table:table-cell table:style-name="ce1" office:value-type="string" calcext:value-type="string">
            <text:p>[flɪntʃ] </text:p>
          </table:table-cell>
          <table:table-cell office:value-type="string" calcext:value-type="string">
            <text:p>:</text:p>
          </table:table-cell>
          <table:table-cell office:value-type="string" office:string-value="1.동사 움찔[주춤]하다&#10;He flinched at the sight of the blood.&#10;&#10;그는 피를 보고 움찔했다." calcext:value-type="string">
            <text:p>1.동사 움찔[주춤]하다</text:p>
            <text:p>He flinched at the sight of the blood.</text:p>
            <text:p/>
            <text:p>그는 피를 보고 움찔했다.</text:p>
          </table:table-cell>
          <table:table-cell table:number-columns-repeated="2"/>
          <table:table-cell table:style-name="ce1"/>
        </table:table-row>
        <table:table-row table:style-name="ro9">
          <table:table-cell office:value-type="string" calcext:value-type="string">
            <text:p><text:a xlink:href="https://en.dict.naver.com/#/entry/enko/1e57268e25ce40cf8c68097573708f06" xlink:type="simple">gosh</text:a> </text:p>
          </table:table-cell>
          <table:table-cell table:style-name="ce1" office:value-type="string" calcext:value-type="string">
            <text:p>[ɡɑːʃ] </text:p>
          </table:table-cell>
          <table:table-cell office:value-type="string" calcext:value-type="string">
            <text:p>:</text:p>
          </table:table-cell>
          <table:table-cell office:value-type="string" office:string-value="1.감탄사 이크, 어이쿠&#10;Gosh, is that the time?&#10;&#10;어이쿠, 시간이 저렇게 됐어?" calcext:value-type="string">
            <text:p>1.감탄사 이크, 어이쿠</text:p>
            <text:p>Gosh, is that the time?</text:p>
            <text:p/>
            <text:p>어이쿠, 시간이 저렇게 됐어?</text:p>
          </table:table-cell>
          <table:table-cell/>
          <table:table-cell table:style-name="ce1" table:number-columns-repeated="2"/>
        </table:table-row>
        <table:table-row table:style-name="ro6">
          <table:table-cell office:value-type="string" calcext:value-type="string">
            <text:p><text:a xlink:href="https://en.dict.naver.com/#/entry/enko/1c298b315991440482063edede3c2bd6" xlink:type="simple">grumpy</text:a> </text:p>
          </table:table-cell>
          <table:table-cell table:style-name="ce1" office:value-type="string" calcext:value-type="string">
            <text:p>[ˈɡrʌmp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성격이 나쁜</text:p>
          </table:table-cell>
          <table:table-cell/>
          <table:table-cell table:style-name="ce1" table:number-columns-repeated="2"/>
        </table:table-row>
        <table:table-row table:style-name="ro11">
          <table:table-cell office:value-type="string" calcext:value-type="string">
            <text:p><text:a xlink:href="https://en.dict.naver.com/#/userEntry/enko/12d458545f0d1948c454f441ba86068d" xlink:type="simple">in ages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오랫 동안&#10;I haven't read a book in ages.&#10;&#10;책 읽은 지 오래 됐어.&#10;&#10;2.오랫동안&#10;3.&quot;오랫동안&quot;이라는 뜻이다." calcext:value-type="string">
            <text:p>1.오랫 동안</text:p>
            <text:p>I haven't read a book in ages.</text:p>
            <text:p/>
            <text:p>책 읽은 지 오래 됐어.</text:p>
            <text:p/>
            <text:p>2.오랫동안</text:p>
            <text:p>3."오랫동안"이라는 뜻이다.</text:p>
          </table:table-cell>
          <table:table-cell/>
          <table:table-cell table:style-name="ce1"/>
          <table:table-cell/>
        </table:table-row>
        <table:table-row table:style-name="ro5">
          <table:table-cell table:style-name="Default" office:value-type="string" calcext:value-type="string">
            <text:p>sulk</text:p>
          </table:table-cell>
          <table:table-cell office:value-type="string" calcext:value-type="string">
            <text:p>[sʌlk]</text:p>
          </table:table-cell>
          <table:table-cell office:value-type="string" calcext:value-type="string">
            <text:p>:</text:p>
          </table:table-cell>
          <table:table-cell office:value-type="string" office:string-value="1.동사 부루퉁하다, 샐쭉하다&#10;He went off to sulk in his room.&#10;&#10;그가 부루퉁해서 자기 방으로 가 버렸다.&#10;&#10;2.명사 (한동안) 부루퉁함[샐쭉함]&#10;Jo was in a sulk upstairs.&#10;&#10;조는 위층에서 부루퉁해 있었다." calcext:value-type="string">
            <text:p>1.동사 부루퉁하다, 샐쭉하다</text:p>
            <text:p>He went off to sulk in his room.</text:p>
            <text:p/>
            <text:p>그가 부루퉁해서 자기 방으로 가 버렸다.</text:p>
            <text:p/>
            <text:p>2.명사 (한동안) 부루퉁함[샐쭉함]</text:p>
            <text:p>Jo was in a sulk upstairs.</text:p>
            <text:p/>
            <text:p>조는 위층에서 부루퉁해 있었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shat·ter</text:p>
          </table:table-cell>
          <table:table-cell office:value-type="string" calcext:value-type="string">
            <text:p>[ˈʃætə(r)]</text:p>
          </table:table-cell>
          <table:table-cell office:value-type="string" calcext:value-type="string">
            <text:p>:</text:p>
          </table:table-cell>
          <table:table-cell office:value-type="string" office:string-value="1.동사 산산이 부서지다, 산산조각 나다; 산산이 부수다. 산산조각 내다&#10;He dropped the vase and it shattered into pieces on the floor.&#10;&#10;그가 그 꽃병을 떨어뜨려 그것이 바닥에서 산산이 부서졌다.&#10;&#10;2.동사 (특히 희망·신념 등을[이]) 산산조각 내다[산산조각 나다]&#10;Anna’s self-confidence had been completely shattered.&#10;&#10;안나의 자신감은 완전 산산조각 난 상태였다.&#10;&#10;3.동사 엄청난 충격을 주다&#10;The unexpected death of their son shattered them.&#10;&#10;예기치 않은 아들의 죽음은 그들을 엄청난 충격에 빠뜨렸다." calcext:value-type="string">
            <text:p>1.동사 산산이 부서지다, 산산조각 나다; 산산이 부수다. 산산조각 내다</text:p>
            <text:p>He dropped the vase and it shattered into pieces on the floor.</text:p>
            <text:p/>
            <text:p>그가 그 꽃병을 떨어뜨려 그것이 바닥에서 산산이 부서졌다.</text:p>
            <text:p/>
            <text:p>2.동사 (특히 희망·신념 등을[이]) 산산조각 내다[산산조각 나다]</text:p>
            <text:p>Anna’s self-confidence had been completely shattered.</text:p>
            <text:p/>
            <text:p>안나의 자신감은 완전 산산조각 난 상태였다.</text:p>
            <text:p/>
            <text:p>3.동사 엄청난 충격을 주다</text:p>
            <text:p>The unexpected death of their son shattered them.</text:p>
            <text:p/>
            <text:p>예기치 않은 아들의 죽음은 그들을 엄청난 충격에 빠뜨렸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ae432a2188434cd89b75ee2488078ed6" xlink:type="simple">aba·lone</text:a> </text:p>
          </table:table-cell>
          <table:table-cell table:style-name="ce1" office:value-type="string" calcext:value-type="string">
            <text:p>[|æbə|loʊn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전복</text:p>
          </table:table-cell>
          <table:table-cell/>
          <table:table-cell table:style-name="ce1" table:number-columns-repeated="2"/>
        </table:table-row>
        <table:table-row table:style-name="ro8">
          <table:table-cell table:style-name="Default" office:value-type="string" calcext:value-type="string">
            <text:p>silly</text:p>
          </table:table-cell>
          <table:table-cell office:value-type="string" calcext:value-type="string">
            <text:p>[ˈsɪli]</text:p>
          </table:table-cell>
          <table:table-cell office:value-type="string" calcext:value-type="string">
            <text:p>:</text:p>
          </table:table-cell>
          <table:table-cell office:value-type="string" office:string-value="1.형용사 어리석은, 바보 같은&#10;a silly idea&#10;&#10;어리석은 생각&#10;&#10;2.형용사 우스꽝스러운, 유치한, 철없는&#10;a silly sense of humour&#10;&#10;유치한 유머 감각&#10;&#10;3.형용사 (실용적이지 않고) 장난감 같은; 심각하지 않은&#10;We had to wear these silly little hats.&#10;&#10;우리는 이 장난감 같은 작은 모자를 써야 했다." calcext:value-type="string">
            <text:p>1.형용사 어리석은, 바보 같은</text:p>
            <text:p>a silly idea</text:p>
            <text:p/>
            <text:p>어리석은 생각</text:p>
            <text:p/>
            <text:p>2.형용사 우스꽝스러운, 유치한, 철없는</text:p>
            <text:p>a silly sense of humour</text:p>
            <text:p/>
            <text:p>유치한 유머 감각</text:p>
            <text:p/>
            <text:p>3.형용사 (실용적이지 않고) 장난감 같은; 심각하지 않은</text:p>
            <text:p>We had to wear these silly little hats.</text:p>
            <text:p/>
            <text:p>우리는 이 장난감 같은 작은 모자를 써야 했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keep somebody |company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~의 곁에 있어 주다[친구가 되어 주다]&#10;I’ll keep you company while you’re waiting.&#10;&#10;네가 기다리는 동안 함께 있어 줄게." calcext:value-type="string">
            <text:p>1.~의 곁에 있어 주다[친구가 되어 주다]</text:p>
            <text:p>I’ll keep you company while you’re waiting.</text:p>
            <text:p/>
            <text:p>네가 기다리는 동안 함께 있어 줄게.</text:p>
          </table:table-cell>
          <table:table-cell table:number-columns-repeated="3"/>
        </table:table-row>
        <table:table-row table:style-name="ro5">
          <table:table-cell table:style-name="Default" office:value-type="string" calcext:value-type="string">
            <text:p>stub·born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형용사 완고한, 고집스러운, 완강한&#10;He was too stubborn to admit that he was wrong.&#10;&#10;그는 너무 완고해서 자기 잘못을 인정하지 않았다.&#10;&#10;2.형용사 없애기[다루기] 힘든, 고질적인&#10;a stubborn cough/stain&#10;&#10;잘 안 낫는[고질적인] 기침/잘 안 없어지는 얼룩" calcext:value-type="string">
            <text:p>1.형용사 완고한, 고집스러운, 완강한</text:p>
            <text:p>He was too stubborn to admit that he was wrong.</text:p>
            <text:p/>
            <text:p>그는 너무 완고해서 자기 잘못을 인정하지 않았다.</text:p>
            <text:p/>
            <text:p>2.형용사 없애기[다루기] 힘든, 고질적인</text:p>
            <text:p>a stubborn cough/stain</text:p>
            <text:p/>
            <text:p>잘 안 낫는[고질적인] 기침/잘 안 없어지는 얼룩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picky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형용사 까다로운, 별스러운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ar·ro·gant</text:p>
          </table:table-cell>
          <table:table-cell office:value-type="string" calcext:value-type="string">
            <text:p>[ˈærəɡənt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오만한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in·con·sid·er·ate</text:p>
          </table:table-cell>
          <table:table-cell table:style-name="ce1" office:value-type="string" calcext:value-type="string">
            <text:p>[ˌɪnkənˈsɪdərət] </text:p>
          </table:table-cell>
          <table:table-cell office:value-type="string" calcext:value-type="string">
            <text:p>:</text:p>
          </table:table-cell>
          <table:table-cell office:value-type="string" office:string-value="1.형용사 사려깊지 못한&#10;inconsiderate behaviour&#10;&#10;사려깊지 못한 행동" calcext:value-type="string">
            <text:p>1.형용사 사려깊지 못한</text:p>
            <text:p>inconsiderate behaviour</text:p>
            <text:p/>
            <text:p>사려깊지 못한 행동</text:p>
          </table:table-cell>
          <table:table-cell table:number-columns-repeated="2"/>
          <table:table-cell table:style-name="ce1"/>
        </table:table-row>
        <table:table-row table:style-name="ro11">
          <table:table-cell table:style-name="Default" office:value-type="string" calcext:value-type="string">
            <text:p>as[so] far as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(거리·범위·정도가) …까지&#10;Yet-got it as far as June Snyder. Please finish them for me.&#10;&#10;준 스나이더까지 끝냈는데 나머지를 좀 부탁해.&#10;&#10;2.…와 같은[같이 먼] 거리까지&#10;3.…하는 한; …에 관한 한" calcext:value-type="string">
            <text:p>1.(거리·범위·정도가) …까지</text:p>
            <text:p>Yet-got it as far as June Snyder. Please finish them for me.</text:p>
            <text:p/>
            <text:p>준 스나이더까지 끝냈는데 나머지를 좀 부탁해.</text:p>
            <text:p/>
            <text:p>2.…와 같은[같이 먼] 거리까지</text:p>
            <text:p>3.…하는 한; …에 관한 한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c7d104daad08483c91f5a57370d1b827" xlink:type="simple">at (your) |eas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마음이 편안한&#10;I never feel completely at ease with him.&#10;&#10;나는 그와 함께 있을 때 마음이 완전히 편안한 적이 한 번도 없다." calcext:value-type="string">
            <text:p>1.마음이 편안한</text:p>
            <text:p>I never feel completely at ease with him.</text:p>
            <text:p/>
            <text:p>나는 그와 함께 있을 때 마음이 완전히 편안한 적이 한 번도 없다.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20e747131ab8481194527a05d18c4679" xlink:type="simple">op·pos·ite</text:a> </text:p>
          </table:table-cell>
          <table:table-cell table:style-name="ce1" office:value-type="string" calcext:value-type="string">
            <text:p>[|ɑːpəzət] </text:p>
          </table:table-cell>
          <table:table-cell office:value-type="string" calcext:value-type="string">
            <text:p>:</text:p>
          </table:table-cell>
          <table:table-cell office:value-type="string" office:string-value="1.형용사 (보통 마주 보고 있는 둘 중) 다른 편[쪽]의[건너편의]&#10;Answers are given on the opposite page.&#10;&#10;해답은 다른 쪽[옆] 페이지에 제시되어 있다.&#10;&#10;2.형용사 … 맞은편의&#10;I could see smoke coming from the windows of the house directly opposite.&#10;&#10;내 눈에 바로 맞은편 집 창문에서 연기가 나오는 게 보였다.&#10;&#10;3.형용사 (정)반대의&#10;I watched them leave and then drove off in the opposite direction.&#10;&#10;나는 그들이 떠나는 것을 지켜보다가 차를 몰고 반대 방향으로 떠났다." calcext:value-type="string">
            <text:p>1.형용사 (보통 마주 보고 있는 둘 중) 다른 편[쪽]의[건너편의]</text:p>
            <text:p>Answers are given on the opposite page.</text:p>
            <text:p/>
            <text:p>해답은 다른 쪽[옆] 페이지에 제시되어 있다.</text:p>
            <text:p/>
            <text:p>2.형용사 … 맞은편의</text:p>
            <text:p>I could see smoke coming from the windows of the house directly opposite.</text:p>
            <text:p/>
            <text:p>내 눈에 바로 맞은편 집 창문에서 연기가 나오는 게 보였다.</text:p>
            <text:p/>
            <text:p>3.형용사 (정)반대의</text:p>
            <text:p>I watched them leave and then drove off in the opposite direction.</text:p>
            <text:p/>
            <text:p>나는 그들이 떠나는 것을 지켜보다가 차를 몰고 반대 방향으로 떠났다.</text:p>
          </table:table-cell>
          <table:table-cell/>
          <table:table-cell table:style-name="ce1" table:number-columns-repeated="2"/>
        </table:table-row>
        <table:table-row table:style-name="ro9">
          <table:table-cell office:value-type="string" calcext:value-type="string">
            <text:p><text:a xlink:href="https://en.dict.naver.com/#/entry/enko/71540da66d4a42e8972c82992742839e" xlink:type="simple">phew</text:a> </text:p>
          </table:table-cell>
          <table:table-cell table:style-name="ce1" office:value-type="string" calcext:value-type="string">
            <text:p>[fjuː] </text:p>
          </table:table-cell>
          <table:table-cell office:value-type="string" calcext:value-type="string">
            <text:p>:</text:p>
          </table:table-cell>
          <table:table-cell office:value-type="string" office:string-value="1.감탄사 후유, 휴(더울 때·지쳤을 때·안도감을 느낄 때 내는 소리)&#10;Phew, it’s hot in here&#10;&#10;후유, 이 안은 더워" calcext:value-type="string">
            <text:p>1.감탄사 후유, 휴(더울 때·지쳤을 때·안도감을 느낄 때 내는 소리)</text:p>
            <text:p>Phew, it’s hot in here</text:p>
            <text:p/>
            <text:p>후유, 이 안은 더워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18b43c6c1be044a7aee00dab48df63e7" xlink:type="simple">|come |over (to…)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(특히 누구의 집에) 들르다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a16b978fc0994a6eb2006773d40e1397" xlink:type="simple">re·lief</text:a> </text:p>
          </table:table-cell>
          <table:table-cell table:style-name="ce1" office:value-type="string" calcext:value-type="string">
            <text:p>[rɪˈliːf] </text:p>
          </table:table-cell>
          <table:table-cell office:value-type="string" calcext:value-type="string">
            <text:p>:</text:p>
          </table:table-cell>
          <table:table-cell office:value-type="string" office:string-value="1.명사 안도, 안심&#10;a sense of relief&#10;&#10;안도감&#10;&#10;2.명사 (고통·불안 등의) 경감[완화/제거]&#10;modern methods of pain relief&#10;&#10;현대적인 진통법들&#10;&#10;3.명사 구호품, 구호물자; 구호&#10;famine relief&#10;&#10;기아 구호품" calcext:value-type="string">
            <text:p>1.명사 안도, 안심</text:p>
            <text:p>a sense of relief</text:p>
            <text:p/>
            <text:p>안도감</text:p>
            <text:p/>
            <text:p>2.명사 (고통·불안 등의) 경감[완화/제거]</text:p>
            <text:p>modern methods of pain relief</text:p>
            <text:p/>
            <text:p>현대적인 진통법들</text:p>
            <text:p/>
            <text:p>3.명사 구호품, 구호물자; 구호</text:p>
            <text:p>famine relief</text:p>
            <text:p/>
            <text:p>기아 구호품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9029a9cd3aa64279ae0a152d6b0c865b" xlink:type="simple">weep</text:a> </text:p>
          </table:table-cell>
          <table:table-cell table:style-name="ce1" office:value-type="string" calcext:value-type="string">
            <text:p>[wiːp] </text:p>
          </table:table-cell>
          <table:table-cell office:value-type="string" calcext:value-type="string">
            <text:p>:</text:p>
          </table:table-cell>
          <table:table-cell office:value-type="string" office:string-value="1.동사 울다, 눈물을 흘리다&#10;She started to weep uncontrollably.&#10;&#10;그녀가 걷잡을 수 없이 울기 시작했다.&#10;&#10;2.동사 진물이 흐르다&#10;His legs were covered with weeping sores.&#10;&#10;그의 다리는 진물이 흐르는 상처투성이였다.&#10;&#10;3.명사 울기&#10;Sometimes you feel better for a good weep.&#10;&#10;때로는 한바탕 실컷 울고 나면 기분이 나아진다." calcext:value-type="string">
            <text:p>1.동사 울다, 눈물을 흘리다</text:p>
            <text:p>She started to weep uncontrollably.</text:p>
            <text:p/>
            <text:p>그녀가 걷잡을 수 없이 울기 시작했다.</text:p>
            <text:p/>
            <text:p>2.동사 진물이 흐르다</text:p>
            <text:p>His legs were covered with weeping sores.</text:p>
            <text:p/>
            <text:p>그의 다리는 진물이 흐르는 상처투성이였다.</text:p>
            <text:p/>
            <text:p>3.명사 울기</text:p>
            <text:p>Sometimes you feel better for a good weep.</text:p>
            <text:p/>
            <text:p>때로는 한바탕 실컷 울고 나면 기분이 나아진다.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08813421879e4d1f8e540f99f2c5b927" xlink:type="simple">sob</text:a> </text:p>
          </table:table-cell>
          <table:table-cell office:value-type="string" calcext:value-type="string">
            <text:p>[sɑːb]</text:p>
          </table:table-cell>
          <table:table-cell office:value-type="string" calcext:value-type="string">
            <text:p>:</text:p>
          </table:table-cell>
          <table:table-cell office:value-type="string" office:string-value="1.동사 (흑흑) 흐느끼다, 흐느껴 울다&#10;I heard a child sobbing loudly.&#10;&#10;난 어떤 아이가 크게 흐느껴 우는 소리를 들었다.&#10;&#10;2.동사 흐느끼며[흐느껴 울며] 말하다&#10;‘I hate him,’ she sobbed.&#10;&#10;“난 그가 싫어요.” 그녀가 흐느끼며 말했다.&#10;&#10;3.명사 흐느껴 울기[우는 소리], 흐느낌&#10;He gave a deep sob.&#10;&#10;그는 한바탕 서럽게 흐느꼈다." calcext:value-type="string">
            <text:p>1.동사 (흑흑) 흐느끼다, 흐느껴 울다</text:p>
            <text:p>I heard a child sobbing loudly.</text:p>
            <text:p/>
            <text:p>난 어떤 아이가 크게 흐느껴 우는 소리를 들었다.</text:p>
            <text:p/>
            <text:p>2.동사 흐느끼며[흐느껴 울며] 말하다</text:p>
            <text:p>‘I hate him,’ she sobbed.</text:p>
            <text:p/>
            <text:p>“난 그가 싫어요.” 그녀가 흐느끼며 말했다.</text:p>
            <text:p/>
            <text:p>3.명사 흐느껴 울기[우는 소리], 흐느낌</text:p>
            <text:p>He gave a deep sob.</text:p>
            <text:p/>
            <text:p>그는 한바탕 서럽게 흐느꼈다.</text:p>
          </table:table-cell>
          <table:table-cell/>
          <table:table-cell table:style-name="ce1"/>
          <table:table-cell/>
        </table:table-row>
        <table:table-row table:style-name="ro5">
          <table:table-cell table:style-name="Default" office:value-type="string" calcext:value-type="string">
            <text:p>de·lib·er·ate·ly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부사 고의로, 의도[계획]적으로&#10;She’s been deliberately ignoring him all day.&#10;&#10;그녀는 하루 종일 의도적으로 그를 무시하고 있다.&#10;&#10;2.부사 신중하게, 찬찬히&#10;He packed up his possessions slowly and deliberately.&#10;&#10;그는 자기 소지품들을 천천히 신중하게 꾸렸다." calcext:value-type="string">
            <text:p>1.부사 고의로, 의도[계획]적으로</text:p>
            <text:p>She’s been deliberately ignoring him all day.</text:p>
            <text:p/>
            <text:p>그녀는 하루 종일 의도적으로 그를 무시하고 있다.</text:p>
            <text:p/>
            <text:p>2.부사 신중하게, 찬찬히</text:p>
            <text:p>He packed up his possessions slowly and deliberately.</text:p>
            <text:p/>
            <text:p>그는 자기 소지품들을 천천히 신중하게 꾸렸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|fall for somebody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~에게 홀딱 반하다[빠지다]&#10;They fell for each other instantly.&#10;&#10;그들은 즉시 서로에게 홀딱 빠졌다." calcext:value-type="string">
            <text:p>1.~에게 홀딱 반하다[빠지다]</text:p>
            <text:p>They fell for each other instantly.</text:p>
            <text:p/>
            <text:p>그들은 즉시 서로에게 홀딱 빠졌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140a6386419a41218223eb5810658934" xlink:type="simple">(all) by one|self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혼자; 다른 사람 없이&#10;2.도움을 받지 않고" calcext:value-type="string">
            <text:p>1.혼자; 다른 사람 없이</text:p>
            <text:p>2.도움을 받지 않고</text:p>
          </table:table-cell>
          <table:table-cell/>
          <table:table-cell table:style-name="ce1"/>
          <table:table-cell/>
        </table:table-row>
        <table:table-row table:style-name="ro5">
          <table:table-cell office:value-type="string" calcext:value-type="string">
            <text:p><text:a xlink:href="https://en.dict.naver.com/#/entry/enko/b6535eb260184b67b6f06bf5d23f06f9" xlink:type="simple">sneeze</text:a> </text:p>
          </table:table-cell>
          <table:table-cell table:style-name="ce1" office:value-type="string" calcext:value-type="string">
            <text:p>[sniːz] </text:p>
          </table:table-cell>
          <table:table-cell office:value-type="string" calcext:value-type="string">
            <text:p>:</text:p>
          </table:table-cell>
          <table:table-cell office:value-type="string" office:string-value="1.동사 재채기하다&#10;I’ve been sneezing all morning.&#10;&#10;난 오전 내내 재채기를 하고 있어.&#10;&#10;2.명사 재채기&#10;coughs and sneezes&#10;&#10;기침과 재채기" calcext:value-type="string">
            <text:p>1.동사 재채기하다</text:p>
            <text:p>I’ve been sneezing all morning.</text:p>
            <text:p/>
            <text:p>난 오전 내내 재채기를 하고 있어.</text:p>
            <text:p/>
            <text:p>2.명사 재채기</text:p>
            <text:p>coughs and sneezes</text:p>
            <text:p/>
            <text:p>기침과 재채기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d361b6f0c3f34489a3a585a36b6a6495" xlink:type="simple">rum·mage</text:a> </text:p>
          </table:table-cell>
          <table:table-cell table:style-name="ce1" office:value-type="string" calcext:value-type="string">
            <text:p>[ˈrʌmɪdʒ] </text:p>
          </table:table-cell>
          <table:table-cell office:value-type="string" calcext:value-type="string">
            <text:p>:</text:p>
          </table:table-cell>
          <table:table-cell office:value-type="string" office:string-value="1.동사 뒤지다&#10;She was rummaging around in her bag for her keys.&#10;&#10;그녀는 열쇠를 찾아 가방 안을 이리저리 뒤지고 있었다.&#10;&#10;2.명사 뒤지기&#10;Have a rummage around in the drawer and see if you can find a pen.&#10;&#10;서랍을 이리저리 뒤져서 펜이 있는지 한번 봐." calcext:value-type="string">
            <text:p>1.동사 뒤지다</text:p>
            <text:p>She was rummaging around in her bag for her keys.</text:p>
            <text:p/>
            <text:p>그녀는 열쇠를 찾아 가방 안을 이리저리 뒤지고 있었다.</text:p>
            <text:p/>
            <text:p>2.명사 뒤지기</text:p>
            <text:p>Have a rummage around in the drawer and see if you can find a pen.</text:p>
            <text:p/>
            <text:p>서랍을 이리저리 뒤져서 펜이 있는지 한번 봐.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1ee3b7d3f2dd464bb64305db39765af8" xlink:type="simple">fidget</text:a> </text:p>
          </table:table-cell>
          <table:table-cell table:style-name="ce1" office:value-type="string" calcext:value-type="string">
            <text:p>[ˈfɪdʒɪt] </text:p>
          </table:table-cell>
          <table:table-cell office:value-type="string" calcext:value-type="string">
            <text:p>:</text:p>
          </table:table-cell>
          <table:table-cell office:value-type="string" office:string-value="1.동사 (초조지루함흥분 등으로) 꼼지락거리다[가만히 못 있다]&#10;Sit still and stop fidgeting&#10;&#10;그만 좀 나부대고 가만히 앉아 있어&#10;&#10;2.명사 잠시도 가만히 못 있는 사람" calcext:value-type="string">
            <text:p>1.동사 (초조지루함흥분 등으로) 꼼지락거리다[가만히 못 있다]</text:p>
            <text:p>Sit still and stop fidgeting</text:p>
            <text:p/>
            <text:p>그만 좀 나부대고 가만히 앉아 있어</text:p>
            <text:p/>
            <text:p>2.명사 잠시도 가만히 못 있는 사람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107e4758f58943a1bbd8981a24a494b4" xlink:type="simple">whoosh</text:a> </text:p>
          </table:table-cell>
          <table:table-cell table:style-name="ce1" office:value-type="string" calcext:value-type="string">
            <text:p>[wʊʃ; wuːʃ] </text:p>
          </table:table-cell>
          <table:table-cell office:value-type="string" calcext:value-type="string">
            <text:p>:</text:p>
          </table:table-cell>
          <table:table-cell office:value-type="string" office:string-value="1.명사 쉭 하는 소리(공기물이 빠르게 지나가며 내는 소리)&#10;a whoosh of air&#10;&#10;쉭 하는 공기 소리&#10;&#10;2.동사 (아주 빠르게) 휙[쉭] 하고 지나가다" calcext:value-type="string">
            <text:p>1.명사 쉭 하는 소리(공기물이 빠르게 지나가며 내는 소리)</text:p>
            <text:p>a whoosh of air</text:p>
            <text:p/>
            <text:p>쉭 하는 공기 소리</text:p>
            <text:p/>
            <text:p>2.동사 (아주 빠르게) 휙[쉭] 하고 지나가다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dd5ae4d898974f5fbbd7c3663b590aea" xlink:type="simple">nod</text:a> </text:p>
          </table:table-cell>
          <table:table-cell table:style-name="ce1" office:value-type="string" calcext:value-type="string">
            <text:p>[nɑːd] </text:p>
          </table:table-cell>
          <table:table-cell office:value-type="string" calcext:value-type="string">
            <text:p>:</text:p>
          </table:table-cell>
          <table:table-cell office:value-type="string" office:string-value="1.동사 (고개를) 끄덕이다[끄덕여 나타내다]; (고개가) 끄덕여지다&#10;I asked him if he would help me and he nodded.&#10;&#10;내가 그에게 나를 도와주겠느냐고 물었더니 그가 고개를 끄덕였다.&#10;&#10;2.동사 (인사신호의 표시로 고개를) 까딱하다&#10;The president nodded to the crowd as he passed in the motorcade.&#10;&#10;대통령이 자동차를 타고 퍼레이드를 하면서 모인 사람들에게 고개를 까딱해 보였다.&#10;&#10;3.동사 턱을 들어 가리키다&#10;I asked where Steve was and she nodded in the direction of the kitchen.&#10;&#10;스티브가 어디 있냐고 내가 묻자 그녀가 턱을 들어 부엌 쪽을 가리켰다." calcext:value-type="string">
            <text:p>1.동사 (고개를) 끄덕이다[끄덕여 나타내다]; (고개가) 끄덕여지다</text:p>
            <text:p>I asked him if he would help me and he nodded.</text:p>
            <text:p/>
            <text:p>내가 그에게 나를 도와주겠느냐고 물었더니 그가 고개를 끄덕였다.</text:p>
            <text:p/>
            <text:p>2.동사 (인사신호의 표시로 고개를) 까딱하다</text:p>
            <text:p>The president nodded to the crowd as he passed in the motorcade.</text:p>
            <text:p/>
            <text:p>대통령이 자동차를 타고 퍼레이드를 하면서 모인 사람들에게 고개를 까딱해 보였다.</text:p>
            <text:p/>
            <text:p>3.동사 턱을 들어 가리키다</text:p>
            <text:p>I asked where Steve was and she nodded in the direction of the kitchen.</text:p>
            <text:p/>
            <text:p>스티브가 어디 있냐고 내가 묻자 그녀가 턱을 들어 부엌 쪽을 가리켰다.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<text:a xlink:href="https://en.dict.naver.com/#/entry/enko/8979bd88bba14b139f96fe6d4b6fa0c9" xlink:type="simple">im·pressed</text:a> </text:p>
          </table:table-cell>
          <table:table-cell table:style-name="ce1" office:value-type="string" calcext:value-type="string">
            <text:p>[ɪmˈprest] </text:p>
          </table:table-cell>
          <table:table-cell office:value-type="string" calcext:value-type="string">
            <text:p>:</text:p>
          </table:table-cell>
          <table:table-cell office:value-type="string" office:string-value="1.형용사 인상 깊게 생각하는, 감명[감동]을 받은&#10;I must admit I am impressed.&#10;&#10;제가 감명을 받았음을 인정해야겠군요.&#10;" calcext:value-type="string">
            <text:p>1.형용사 인상 깊게 생각하는, 감명[감동]을 받은</text:p>
            <text:p>I must admit I am impressed.</text:p>
            <text:p/>
            <text:p>제가 감명을 받았음을 인정해야겠군요.</text:p>
            <text:p/>
          </table:table-cell>
          <table:table-cell/>
          <table:table-cell table:style-name="ce1" table:number-columns-repeated="2"/>
        </table:table-row>
        <table:table-row table:style-name="ro9">
          <table:table-cell office:value-type="string" calcext:value-type="string">
            <text:p><text:a xlink:href="https://en.dict.naver.com/#/entry/enko/bfc6c15d2f6a43d9b1e1dbf2683d3ef6" xlink:type="simple">ador·able</text:a> </text:p>
          </table:table-cell>
          <table:table-cell table:style-name="ce1" office:value-type="string" calcext:value-type="string">
            <text:p>[əˈdɔːrəbl] </text:p>
          </table:table-cell>
          <table:table-cell office:value-type="string" calcext:value-type="string">
            <text:p>:</text:p>
          </table:table-cell>
          <table:table-cell office:value-type="string" office:string-value="1.형용사 사랑스러운&#10;What an adorable child&#10;&#10;정말 사랑스러운 아이구나" calcext:value-type="string">
            <text:p>1.형용사 사랑스러운</text:p>
            <text:p>What an adorable child</text:p>
            <text:p/>
            <text:p>정말 사랑스러운 아이구나</text:p>
          </table:table-cell>
          <table:table-cell/>
          <table:table-cell table:style-name="ce1" table:number-columns-repeated="2"/>
        </table:table-row>
        <table:table-row table:style-name="ro9">
          <table:table-cell table:style-name="Default" office:value-type="string" calcext:value-type="string">
            <text:p>|watch |out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(위험하니까) 조심해라&#10;Watch out There’s a car coming&#10;&#10;조심해 차가 오고 있어" calcext:value-type="string">
            <text:p>1.(위험하니까) 조심해라</text:p>
            <text:p>Watch out There’s a car coming</text:p>
            <text:p/>
            <text:p>조심해 차가 오고 있어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3a78d106736948508ade9c1ab5b5b61e" xlink:type="simple">kick up a fuss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소란피우다; 투덜거리다; 말썽꾸러기가 되다; 무례하게 행동하여 (남에게) 폐를 끼치다(row는 cow와 운을 같이 한다. 예문의 변형에 주의)&#10;They are kicking up a fuss.&#10;&#10;그들이 소동을 일으키고 있다." calcext:value-type="string">
            <text:p>1.소란피우다; 투덜거리다; 말썽꾸러기가 되다; 무례하게 행동하여 (남에게) 폐를 끼치다(row는 cow와 운을 같이 한다. 예문의 변형에 주의)</text:p>
            <text:p>They are kicking up a fuss.</text:p>
            <text:p/>
            <text:p>그들이 소동을 일으키고 있다.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dict.naver.com/#/entry/enko/800814bc396c42479616b22ce4221b42" xlink:type="simple">read someone the riot ac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엄하게 나무라다; 엄중히 타이르다; …에게 엄한 질책을 하다&#10;I had to read my son the riot act, so that he could realize what he has done wrong.&#10;&#10;나는 아들이 잘못한 것을 인식하게 하기 위해 호되게 꾸짖어야 했다.&#10;" calcext:value-type="string">
            <text:p>1.엄하게 나무라다; 엄중히 타이르다; …에게 엄한 질책을 하다</text:p>
            <text:p>I had to read my son the riot act, so that he could realize what he has done wrong.</text:p>
            <text:p/>
            <text:p>나는 아들이 잘못한 것을 인식하게 하기 위해 호되게 꾸짖어야 했다.</text:p>
            <text:p/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4edae86c93304a939ae558e5a9bbca51" xlink:type="simple">be·have</text:a> </text:p>
          </table:table-cell>
          <table:table-cell table:style-name="ce1" office:value-type="string" calcext:value-type="string">
            <text:p>[bɪˈheɪv] </text:p>
          </table:table-cell>
          <table:table-cell office:value-type="string" calcext:value-type="string">
            <text:p>:</text:p>
          </table:table-cell>
          <table:table-cell office:value-type="string" office:string-value="1.동사 (특정한 방식으로) 처신[행동]하다&#10;The doctor behaved very unprofessionally.&#10;&#10;그 의사는 아주 전문가답지 못하게 처신했다.&#10;&#10;2.동사 예의 바르게 행동하다&#10;Will you kids just behave&#10;&#10;얘들아 얌전하게 굴어야지&#10;&#10;3.동사 행동[행실]이 …한&#10;well-/badly-behaved children&#10;&#10;행실이 좋은/나쁜 아이들" calcext:value-type="string">
            <text:p>1.동사 (특정한 방식으로) 처신[행동]하다</text:p>
            <text:p>The doctor behaved very unprofessionally.</text:p>
            <text:p/>
            <text:p>그 의사는 아주 전문가답지 못하게 처신했다.</text:p>
            <text:p/>
            <text:p>2.동사 예의 바르게 행동하다</text:p>
            <text:p>Will you kids just behave</text:p>
            <text:p/>
            <text:p>얘들아 얌전하게 굴어야지</text:p>
            <text:p/>
            <text:p>3.동사 행동[행실]이 …한</text:p>
            <text:p>well-/badly-behaved children</text:p>
            <text:p/>
            <text:p>행실이 좋은/나쁜 아이들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803ae2501b854d0089b349b5646fcdac" xlink:type="simple">ride a carousel[merry-go-round]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회전 목마를 타다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a haunted hous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귀신 나오는 집, 흉가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a while back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수주[수개월] 전에(는), 앞서(는)&#10;I talked to your parents a while back.&#10;&#10;나는 요전에 네 부모님들과 이야기를 나눴다." calcext:value-type="string">
            <text:p>1.수주[수개월] 전에(는), 앞서(는)</text:p>
            <text:p>I talked to your parents a while back.</text:p>
            <text:p/>
            <text:p>나는 요전에 네 부모님들과 이야기를 나눴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pos·sibly</text:p>
          </table:table-cell>
          <table:table-cell table:style-name="ce1" office:value-type="string" calcext:value-type="string">
            <text:p>[|pɑːsəbli] </text:p>
          </table:table-cell>
          <table:table-cell office:value-type="string" calcext:value-type="string">
            <text:p>:</text:p>
          </table:table-cell>
          <table:table-cell office:value-type="string" office:string-value="1.부사 아마&#10;It was possibly their worst performance ever.&#10;&#10;그것은 아마 지금까지 있은 그들의 공연 중 최악의 공연이었을 것이다.&#10;&#10;2.부사 &lt;놀라움·짜증스러움 등을 강조함&gt;&#10;You can’t possibly mean that&#10;&#10;너 설마 그 말 진심은 아니겠지&#10;&#10;3.부사 &lt;정중한 부탁을 할 때 씀&gt;&#10;Could you possibly open that window?&#10;&#10;저 창문 좀 열어 주실 수 있으세요?" calcext:value-type="string">
            <text:p>1.부사 아마</text:p>
            <text:p>It was possibly their worst performance ever.</text:p>
            <text:p/>
            <text:p>그것은 아마 지금까지 있은 그들의 공연 중 최악의 공연이었을 것이다.</text:p>
            <text:p/>
            <text:p>2.부사 &lt;놀라움·짜증스러움 등을 강조함&gt;</text:p>
            <text:p>You can’t possibly mean that</text:p>
            <text:p/>
            <text:p>너 설마 그 말 진심은 아니겠지</text:p>
            <text:p/>
            <text:p>3.부사 &lt;정중한 부탁을 할 때 씀&gt;</text:p>
            <text:p>Could you possibly open that window?</text:p>
            <text:p/>
            <text:p>저 창문 좀 열어 주실 수 있으세요?</text:p>
          </table:table-cell>
          <table:table-cell table:number-columns-repeated="2"/>
          <table:table-cell table:style-name="ce1"/>
        </table:table-row>
        <table:table-row table:style-name="ro11">
          <table:table-cell office:value-type="string" calcext:value-type="string">
            <text:p><text:a xlink:href="https://en.dict.naver.com/#/entry/enko/fb0421338f3a458cab7ed53789655327" xlink:type="simple">out of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…의 안에서 밖으로, …의 밖으로&#10;The prisoner hopes to get out of jail within a few months.&#10;&#10;그 죄수는 몇 달 안에 출옥하기를 희망한다.&#10;&#10;2.…바깥에, …을 떨어져서&#10;3.(행위·능력 따위의) 범위 밖에(beyond)" calcext:value-type="string">
            <text:p>1.…의 안에서 밖으로, …의 밖으로</text:p>
            <text:p>The prisoner hopes to get out of jail within a few months.</text:p>
            <text:p/>
            <text:p>그 죄수는 몇 달 안에 출옥하기를 희망한다.</text:p>
            <text:p/>
            <text:p>2.…바깥에, …을 떨어져서</text:p>
            <text:p>3.(행위·능력 따위의) 범위 밖에(beyond)</text:p>
          </table:table-cell>
          <table:table-cell/>
          <table:table-cell table:style-name="ce1"/>
          <table:table-cell/>
        </table:table-row>
        <table:table-row table:style-name="ro6">
          <table:table-cell office:value-type="string" calcext:value-type="string">
            <text:p><text:a xlink:href="https://en.dict.naver.com/#/entry/enko/e082a92e30a14c31a1fff7fcf46beaed" xlink:type="simple">take after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…을 닮다(=resemble).</text:p>
          </table:table-cell>
          <table:table-cell/>
          <table:table-cell table:style-name="ce1"/>
          <table:table-cell/>
        </table:table-row>
        <table:table-row table:style-name="ro8">
          <table:table-cell table:style-name="Default" office:value-type="string" calcext:value-type="string">
            <text:p>flat·ter</text:p>
          </table:table-cell>
          <table:table-cell table:style-name="ce1" office:value-type="string" calcext:value-type="string">
            <text:p>[ˈflætə(r)] </text:p>
          </table:table-cell>
          <table:table-cell office:value-type="string" calcext:value-type="string">
            <text:p>:</text:p>
          </table:table-cell>
          <table:table-cell office:value-type="string" office:string-value="1.동사 아첨하다, 알랑거리다&#10;Are you trying to flatter me?&#10;&#10;너 나한테 아첨하는 거니?&#10;&#10;2.동사 자기가 잘난 줄 착각하다&#10;‘How will you manage without me?’ ‘Don’t flatter yourself.’&#10;&#10;“나 없이 어떡할 거야?” “착각하지 마.”&#10;&#10;3.동사 (실제보다) 돋보이게 하다&#10;That colour doesn’t flatter many people.&#10;&#10;그 색깔이 많은 사람들을 돋보이게 하는 건 아니다[그 색깔을 입어서 돋보이는 사람이 많은 것은 아니다]." calcext:value-type="string">
            <text:p>1.동사 아첨하다, 알랑거리다</text:p>
            <text:p>Are you trying to flatter me?</text:p>
            <text:p/>
            <text:p>너 나한테 아첨하는 거니?</text:p>
            <text:p/>
            <text:p>2.동사 자기가 잘난 줄 착각하다</text:p>
            <text:p>‘How will you manage without me?’ ‘Don’t flatter yourself.’</text:p>
            <text:p/>
            <text:p>“나 없이 어떡할 거야?” “착각하지 마.”</text:p>
            <text:p/>
            <text:p>3.동사 (실제보다) 돋보이게 하다</text:p>
            <text:p>That colour doesn’t flatter many people.</text:p>
            <text:p/>
            <text:p>그 색깔이 많은 사람들을 돋보이게 하는 건 아니다[그 색깔을 입어서 돋보이는 사람이 많은 것은 아니다].</text:p>
          </table:table-cell>
          <table:table-cell table:number-columns-repeated="2"/>
          <table:table-cell table:style-name="ce1"/>
        </table:table-row>
        <table:table-row table:style-name="ro5">
          <table:table-cell office:value-type="string" calcext:value-type="string">
            <text:p><text:a xlink:href="https://en.dict.naver.com/#/entry/enko/4ea2ae7ae3a342adb524cf8535165278" xlink:type="simple">|grown-|up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형용사 다 큰, 장성한, 어른[성인]이 된&#10;What do you want to be when you’re grown-up?&#10;&#10;넌 크면 뭐가 되고 싶니?&#10;&#10;2.형용사 성인[어른]에게 맞는&#10;The child was clearly puzzled at being addressed in such a grown-up way.&#10;&#10;그렇게 어른을 대하듯 말을 걸어오는 것에 그 아이는 표가 나게 어리둥절해 했다." calcext:value-type="string">
            <text:p>1.형용사 다 큰, 장성한, 어른[성인]이 된</text:p>
            <text:p>What do you want to be when you’re grown-up?</text:p>
            <text:p/>
            <text:p>넌 크면 뭐가 되고 싶니?</text:p>
            <text:p/>
            <text:p>2.형용사 성인[어른]에게 맞는</text:p>
            <text:p>The child was clearly puzzled at being addressed in such a grown-up way.</text:p>
            <text:p/>
            <text:p>그렇게 어른을 대하듯 말을 걸어오는 것에 그 아이는 표가 나게 어리둥절해 했다.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3f1988e9c37e416d8d4bb6f1905a135c" xlink:type="simple">home·room</text:a> </text:p>
          </table:table-cell>
          <table:table-cell table:style-name="ce1" office:value-type="string" calcext:value-type="string">
            <text:p>[|hoʊmruːm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홈룸(학생들이 출석 점호 등을 위해 등교하면 모이는 교실. 또는 그 교실에서 보내는 시간)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2b163403ae874e89979130e6e18e6fe2" xlink:type="simple">spoil</text:a> </text:p>
          </table:table-cell>
          <table:table-cell table:style-name="ce1" office:value-type="string" calcext:value-type="string">
            <text:p>[spɔɪl] </text:p>
          </table:table-cell>
          <table:table-cell office:value-type="string" calcext:value-type="string">
            <text:p>:</text:p>
          </table:table-cell>
          <table:table-cell office:value-type="string" office:string-value="1.동사 망치다, 버려 놓다, 못쓰게 만들다&#10;Our camping trip was spoilt by bad weather.&#10;&#10;우리의 캠핑 여행은 날씨가 안 좋아서 망쳐 버렸다.&#10;&#10;2.동사 (아이를) 응석받이로[버릇없게] 키우다&#10;She spoils those kids of hers.&#10;&#10;그녀는 자녀들을 응석받이로 키운다.&#10;&#10;3.동사 (특별한 일로) 행복하게 하다&#10;Why not spoil yourself with a weekend in a top hotel?&#10;&#10;최고급 호텔에서 주말을 보내는 행복을 누려 보시지 않으시겠습니까?" calcext:value-type="string">
            <text:p>1.동사 망치다, 버려 놓다, 못쓰게 만들다</text:p>
            <text:p>Our camping trip was spoilt by bad weather.</text:p>
            <text:p/>
            <text:p>우리의 캠핑 여행은 날씨가 안 좋아서 망쳐 버렸다.</text:p>
            <text:p/>
            <text:p>2.동사 (아이를) 응석받이로[버릇없게] 키우다</text:p>
            <text:p>She spoils those kids of hers.</text:p>
            <text:p/>
            <text:p>그녀는 자녀들을 응석받이로 키운다.</text:p>
            <text:p/>
            <text:p>3.동사 (특별한 일로) 행복하게 하다</text:p>
            <text:p>Why not spoil yourself with a weekend in a top hotel?</text:p>
            <text:p/>
            <text:p>최고급 호텔에서 주말을 보내는 행복을 누려 보시지 않으시겠습니까?</text:p>
          </table:table-cell>
          <table:table-cell/>
          <table:table-cell table:style-name="ce1" table:number-columns-repeated="2"/>
        </table:table-row>
        <table:table-row table:style-name="ro5">
          <table:table-cell table:style-name="Default" office:value-type="string" calcext:value-type="string">
            <text:p>deep |down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마음속으로는[내심]&#10;Deep down I still loved him.&#10;&#10;마음속으로는 난 아직도 그를 사랑하고 있었다.&#10;&#10;2.본심은[사실은]&#10;He seems confident but deep down he’s quite insecure.&#10;&#10;그가 (겉으로는) 자신감이 있어 보이지만 사실은 상당히 자신감이 부족하다." calcext:value-type="string">
            <text:p>1.마음속으로는[내심]</text:p>
            <text:p>Deep down I still loved him.</text:p>
            <text:p/>
            <text:p>마음속으로는 난 아직도 그를 사랑하고 있었다.</text:p>
            <text:p/>
            <text:p>2.본심은[사실은]</text:p>
            <text:p>He seems confident but deep down he’s quite insecure.</text:p>
            <text:p/>
            <text:p>그가 (겉으로는) 자신감이 있어 보이지만 사실은 상당히 자신감이 부족하다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b22470da6753457d94cdeeb6c41145b0" xlink:type="simple">|well |off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형용사 부유한, 잘사는&#10;a well-off family&#10;&#10;부유한 가문&#10;&#10;2.형용사 사정[형편]이 좋은&#10;I’ve got my own room so I’m well off.&#10;&#10;나는 나만의 방이 있어서 형편이 좋다." calcext:value-type="string">
            <text:p>1.형용사 부유한, 잘사는</text:p>
            <text:p>a well-off family</text:p>
            <text:p/>
            <text:p>부유한 가문</text:p>
            <text:p/>
            <text:p>2.형용사 사정[형편]이 좋은</text:p>
            <text:p>I’ve got my own room so I’m well off.</text:p>
            <text:p/>
            <text:p>나는 나만의 방이 있어서 형편이 좋다.</text:p>
          </table:table-cell>
          <table:table-cell/>
          <table:table-cell table:style-name="ce1"/>
          <table:table-cell/>
        </table:table-row>
        <table:table-row table:style-name="ro6">
          <table:table-cell office:value-type="string" calcext:value-type="string">
            <text:p><text:a xlink:href="https://en.dict.naver.com/#/entry/enko/3a37e01ad7b54b9ea8c93989c817756f" xlink:type="simple">better off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형편이 더 나은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birds of a |feather (flock to|gether)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같은 성향의 사람들(은 함께 모인다), 유유상종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whack</text:p>
          </table:table-cell>
          <table:table-cell table:style-name="ce1" office:value-type="string" calcext:value-type="string">
            <text:p>[wæk] </text:p>
          </table:table-cell>
          <table:table-cell office:value-type="string" calcext:value-type="string">
            <text:p>:</text:p>
          </table:table-cell>
          <table:table-cell office:value-type="string" office:string-value="1.동사 세게 치다, 후려치다&#10;She whacked him with her handbag.&#10;&#10;그녀가 핸드백으로 그를 후려쳤다.&#10;&#10;2.동사 (되는대로) 툭 놓다[던지다]&#10;Just whack your bags in the corner.&#10;&#10;네 가방들은 그냥 구석에 던져 놔.&#10;&#10;3.동사 (사람을) 살해하다[해치우다]" calcext:value-type="string">
            <text:p>1.동사 세게 치다, 후려치다</text:p>
            <text:p>She whacked him with her handbag.</text:p>
            <text:p/>
            <text:p>그녀가 핸드백으로 그를 후려쳤다.</text:p>
            <text:p/>
            <text:p>2.동사 (되는대로) 툭 놓다[던지다]</text:p>
            <text:p>Just whack your bags in the corner.</text:p>
            <text:p/>
            <text:p>네 가방들은 그냥 구석에 던져 놔.</text:p>
            <text:p/>
            <text:p>3.동사 (사람을) 살해하다[해치우다]</text:p>
          </table:table-cell>
          <table:table-cell table:number-columns-repeated="2"/>
          <table:table-cell table:style-name="ce1"/>
        </table:table-row>
        <table:table-row table:style-name="ro6">
          <table:table-cell table:style-name="Default" office:value-type="string" calcext:value-type="string">
            <text:p>meanie</text:p>
          </table:table-cell>
          <table:table-cell office:value-type="string" calcext:value-type="string">
            <text:p>[ˈmiːni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특히 아이들 말로) 쩨쩨한 사람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131cb71c58394a55ab3d4fbbee809d76" xlink:type="simple">snitch</text:a></text:p>
          </table:table-cell>
          <table:table-cell table:style-name="ce1" office:value-type="string" calcext:value-type="string">
            <text:p>[snɪtʃ] </text:p>
          </table:table-cell>
          <table:table-cell office:value-type="string" calcext:value-type="string">
            <text:p>:</text:p>
          </table:table-cell>
          <table:table-cell office:value-type="string" office:string-value="1.동사 (아이가 부모님·선생님에게) 일러바치다[고자질하다]&#10;Johnnie snitched on me to his mom.&#10;&#10;조니가 나를 자기 엄마한테 일러바쳤다.&#10;&#10;2.명사&#10;You little snitch I’ll never tell you anything again&#10;&#10;이 고자질쟁이 새끼 내가 다시 너한테 무슨 말을 하나 봐라" calcext:value-type="string">
            <text:p>1.동사 (아이가 부모님·선생님에게) 일러바치다[고자질하다]</text:p>
            <text:p>Johnnie snitched on me to his mom.</text:p>
            <text:p/>
            <text:p>조니가 나를 자기 엄마한테 일러바쳤다.</text:p>
            <text:p/>
            <text:p>2.명사</text:p>
            <text:p>You little snitch I’ll never tell you anything again</text:p>
            <text:p/>
            <text:p>이 고자질쟁이 새끼 내가 다시 너한테 무슨 말을 하나 봐라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ca04bc7623604b59bff8fb8e89e90f7d" xlink:type="simple">smirk</text:a> </text:p>
          </table:table-cell>
          <table:table-cell table:style-name="ce1" office:value-type="string" calcext:value-type="string">
            <text:p>[smɜːrk] </text:p>
          </table:table-cell>
          <table:table-cell office:value-type="string" calcext:value-type="string">
            <text:p>:</text:p>
          </table:table-cell>
          <table:table-cell office:value-type="string" office:string-value="1.동사 히죽히죽[능글맞게] 웃다&#10;It was hard not to smirk.&#10;&#10;히죽히죽 웃음이 나오는 걸 참기가 힘들었다.&#10;&#10;2.명사&#10;She had a self-satisfied smirk on her face.&#10;&#10;그녀는 흡족해서 헤벌쭉한 얼굴을 하고 있었다." calcext:value-type="string">
            <text:p>1.동사 히죽히죽[능글맞게] 웃다</text:p>
            <text:p>It was hard not to smirk.</text:p>
            <text:p/>
            <text:p>히죽히죽 웃음이 나오는 걸 참기가 힘들었다.</text:p>
            <text:p/>
            <text:p>2.명사</text:p>
            <text:p>She had a self-satisfied smirk on her face.</text:p>
            <text:p/>
            <text:p>그녀는 흡족해서 헤벌쭉한 얼굴을 하고 있었다.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08d0032080fb444d9094aae887f466cb" xlink:type="simple">pluck</text:a></text:p>
          </table:table-cell>
          <table:table-cell table:style-name="ce1" office:value-type="string" calcext:value-type="string">
            <text:p>[plʌk] </text:p>
          </table:table-cell>
          <table:table-cell office:value-type="string" calcext:value-type="string">
            <text:p>:</text:p>
          </table:table-cell>
          <table:table-cell office:value-type="string" office:string-value="1.동사 (머리카락눈썹 등을) 뽑다&#10;She plucked out a grey hair.&#10;&#10;그녀는 흰 머리카락 한 올을 뽑아내었다.&#10;&#10;2.동사 (요리하기 위해 닭 등의) 털을 뽑다&#10;3.동사 (기타 등의 현을) 뜯다[퉁기다]&#10;to pluck the strings of a violin&#10;&#10;바이올린의 현을 뜯어 소리를 내다" calcext:value-type="string">
            <text:p>1.동사 (머리카락눈썹 등을) 뽑다</text:p>
            <text:p>She plucked out a grey hair.</text:p>
            <text:p/>
            <text:p>그녀는 흰 머리카락 한 올을 뽑아내었다.</text:p>
            <text:p/>
            <text:p>2.동사 (요리하기 위해 닭 등의) 털을 뽑다</text:p>
            <text:p>3.동사 (기타 등의 현을) 뜯다[퉁기다]</text:p>
            <text:p>to pluck the strings of a violin</text:p>
            <text:p/>
            <text:p>바이올린의 현을 뜯어 소리를 내다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98e99f72c6034ad69886d6bb06a09c9a" xlink:type="simple">mean</text:a> </text:p>
          </table:table-cell>
          <table:table-cell table:style-name="ce1" office:value-type="string" calcext:value-type="string">
            <text:p>[miːn] </text:p>
          </table:table-cell>
          <table:table-cell office:value-type="string" calcext:value-type="string">
            <text:p>:</text:p>
          </table:table-cell>
          <table:table-cell office:value-type="string" office:string-value="1.동사 …라는 뜻[의미]이다, …을 뜻하다[의미하다]&#10;What does this sentence mean?&#10;&#10;이 문장은 무슨 뜻인가요?&#10;&#10;2.동사 (특별한 의도를 담아) … 뜻으로 말하다&#10;What did he mean by that remark?&#10;&#10;그가 무슨 뜻으로 그런 말을 한 거지?&#10;&#10;3.동사 …을 의도하다[뜻하다/작정하다]&#10;What did she mean by leaving so early?&#10;&#10;그녀는 왜 그렇게 일찍 떠난 거지?" calcext:value-type="string">
            <text:p>1.동사 …라는 뜻[의미]이다, …을 뜻하다[의미하다]</text:p>
            <text:p>What does this sentence mean?</text:p>
            <text:p/>
            <text:p>이 문장은 무슨 뜻인가요?</text:p>
            <text:p/>
            <text:p>2.동사 (특별한 의도를 담아) … 뜻으로 말하다</text:p>
            <text:p>What did he mean by that remark?</text:p>
            <text:p/>
            <text:p>그가 무슨 뜻으로 그런 말을 한 거지?</text:p>
            <text:p/>
            <text:p>3.동사 …을 의도하다[뜻하다/작정하다]</text:p>
            <text:p>What did she mean by leaving so early?</text:p>
            <text:p/>
            <text:p>그녀는 왜 그렇게 일찍 떠난 거지?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4b28dc0815ba478f9f071c12eb6bf5b1" xlink:type="simple">resort to violenc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폭력을 쓰다</text:p>
          </table:table-cell>
          <table:table-cell/>
          <table:table-cell table:style-name="ce1"/>
          <table:table-cell/>
        </table:table-row>
        <table:table-row table:style-name="ro6" table:number-rows-repeated="2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style-name="ce1"/>
          <table:table-cell table:number-columns-repeated="5"/>
        </table:table-row>
        <table:table-row table:style-name="ro6" table:number-rows-repeated="2">
          <table:table-cell table:number-columns-repeated="7"/>
        </table:table-row>
        <table:table-row table:style-name="ro6">
          <table:table-cell table:style-name="Default"/>
          <table:table-cell table:style-name="ce1"/>
          <table:table-cell table:number-columns-repeated="5"/>
        </table:table-row>
        <table:table-row table:style-name="ro6">
          <table:table-cell table:number-columns-repeated="7"/>
        </table:table-row>
        <table:table-row table:style-name="ro6" table:number-rows-repeated="2">
          <table:table-cell/>
          <table:table-cell table:style-name="ce1"/>
          <table:table-cell table:number-columns-repeated="5"/>
        </table:table-row>
        <table:table-row table:style-name="ro6">
          <table:table-cell table:style-name="Default"/>
          <table:table-cell table:number-columns-repeated="6"/>
        </table:table-row>
        <table:table-row table:style-name="ro6" table:number-rows-repeated="2">
          <table:table-cell table:number-columns-repeated="7"/>
        </table:table-row>
        <table:table-row table:style-name="ro6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style-name="ce1"/>
          <table:table-cell table:number-columns-repeated="5"/>
        </table:table-row>
        <table:table-row table:style-name="ro6">
          <table:table-cell table:style-name="Default"/>
          <table:table-cell table:number-columns-repeated="6"/>
        </table:table-row>
        <table:table-row table:style-name="ro6" table:number-rows-repeated="4">
          <table:table-cell/>
          <table:table-cell table:style-name="ce1"/>
          <table:table-cell table:number-columns-repeated="5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9:19:00.704000000</meta:creation-date>
    <dc:date>2021-01-31T12:00:16.105000000</dc:date>
    <meta:editing-duration>PT16H10M46S</meta:editing-duration>
    <meta:editing-cycles>22</meta:editing-cycles>
    <meta:generator>Ultra_Office/6.2.3.2$Windows_x86 LibreOffice_project/</meta:generator>
    <meta:document-statistic meta:table-count="1" meta:cell-count="283" meta:object-count="0"/>
  </office:meta>
</office:document-meta>
</file>